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01" calcext:value-type="float">
            <text:p>10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98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694" calcext:value-type="float">
            <text:p>169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08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206" calcext:value-type="float">
            <text:p>120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57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455" calcext:value-type="float">
            <text:p>1455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31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613" calcext:value-type="float">
            <text:p>161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8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341" calcext:value-type="float">
            <text:p>134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8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17" calcext:value-type="float">
            <text:p>1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17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242" calcext:value-type="float">
            <text:p>2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79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648" calcext:value-type="float">
            <text:p>164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98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768" calcext:value-type="float">
            <text:p>76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64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609" calcext:value-type="float">
            <text:p>60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02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263" calcext:value-type="float">
            <text:p>26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86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776" calcext:value-type="float">
            <text:p>177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93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246" calcext:value-type="float">
            <text:p>24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38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023" calcext:value-type="float">
            <text:p>102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69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423" calcext:value-type="float">
            <text:p>142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20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262" calcext:value-type="float">
            <text:p>126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13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109" calcext:value-type="float">
            <text:p>110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56</text:p>
          </table:table-cell>
          <table:table-cell office:value-type="string" calcext:value-type="string">
            <text:p>Medium’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925" calcext:value-type="float">
            <text:p>925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79</text:p>
          </table:table-cell>
          <table:table-cell office:value-type="string" calcext:value-type="string">
            <text:p>Medium’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307" calcext:value-type="float">
            <text:p>30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02</text:p>
          </table:table-cell>
          <table:table-cell office:value-type="string" calcext:value-type="string">
            <text:p>Medium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76" calcext:value-type="float">
            <text:p>17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36</text:p>
          </table:table-cell>
          <table:table-cell office:value-type="string" calcext:value-type="string">
            <text:p>Medium’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548" calcext:value-type="float">
            <text:p>154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00</text:p>
          </table:table-cell>
          <table:table-cell office:value-type="string" calcext:value-type="string">
            <text:p>Medium’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627" calcext:value-type="float">
            <text:p>162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24</text:p>
          </table:table-cell>
          <table:table-cell office:value-type="string" calcext:value-type="string">
            <text:p>Medium’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399" calcext:value-type="float">
            <text:p>39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67</text:p>
          </table:table-cell>
          <table:table-cell office:value-type="string" calcext:value-type="string">
            <text:p>Medium’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903" calcext:value-type="float">
            <text:p>90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93</text:p>
          </table:table-cell>
          <table:table-cell office:value-type="string" calcext:value-type="string">
            <text:p>Medium’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433" calcext:value-type="float">
            <text:p>433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Medium’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690" calcext:value-type="float">
            <text:p>69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10</text:p>
          </table:table-cell>
          <table:table-cell office:value-type="string" calcext:value-type="string">
            <text:p>Medium’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79" calcext:value-type="float">
            <text:p>17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56</text:p>
          </table:table-cell>
          <table:table-cell office:value-type="string" calcext:value-type="string">
            <text:p>Medium’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492" calcext:value-type="float">
            <text:p>149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81</text:p>
          </table:table-cell>
          <table:table-cell office:value-type="string" calcext:value-type="string">
            <text:p>Medium’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960" calcext:value-type="float">
            <text:p>96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TA-260</text:p>
          </table:table-cell>
          <table:table-cell office:value-type="string" calcext:value-type="string">
            <text:p>Medium’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46:03.541103423</meta:creation-date>
    <dc:date>2019-03-13T16:52:59.664394151</dc:date>
    <meta:editing-duration>PT6M55S</meta:editing-duration>
    <meta:editing-cycles>3</meta:editing-cycles>
    <meta:generator>LibreOffice/6.0.7.3$Linux_X86_64 LibreOffice_project/00m0$Build-3</meta:generator>
    <meta:document-statistic meta:table-count="1" meta:cell-count="208" meta:object-count="0"/>
  </office:meta>
</office:document-meta>
</file>